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1f933"/>
    </style:style>
    <style:style style:name="P2" style:family="paragraph" style:parent-style-name="Standard">
      <style:text-properties officeooo:rsid="0011f933" officeooo:paragraph-rsid="0011f933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</text:p>
      <text:p text:style-name="Standard"><text:s text:c="2"/>"Website Overview": {</text:p>
      <text:p text:style-name="Standard"><text:s text:c="4"/>"Purpose": "The HISL website is a sovereign AI control panel styled around the idea of a cinematic, intelligent oversight system. It combines strategic messaging, a functional deployment platform for IntegAI agents, and interactive education features.",</text:p>
      <text:p text:style-name="Standard"><text:s text:c="4"/>"Style &amp; Theme": "Dark cosmic aesthetic. High-resolution textures. Interactive 3D globe. GSAP/Three.js animation for prompt flow. Crisp typography. Responsive layout. Sovereignty, precision, transparency in tone and visuals."</text:p>
      <text:p text:style-name="Standard"><text:s text:c="2"/>},</text:p>
      <text:p text:style-name="Standard"><text:s text:c="2"/>"Site Architecture": {</text:p>
      <text:p text:style-name="Standard"><text:s text:c="4"/>"1. Landing Page": [</text:p>
      <text:p text:style-name="Standard"><text:s text:c="6"/>"Hero header: HISL Control, subtitle, mission statement.",</text:p>
      <text:p text:style-name="Standard"><text:s text:c="6"/>"CTA buttons: LinkedIn, Substack, Contact.",</text:p>
      <text:p text:style-name="Standard"><text:s text:c="6"/>"Live system status panel (green/red online).",</text:p>
      <text:p text:style-name="Standard"><text:s text:c="6"/>"Micro-tooltip on LinkedIn hover: 'Let's build the future of AI + Construction together.'",</text:p>
      <text:p text:style-name="Standard"><text:s text:c="6"/>"Animated background (stars or globe fade)."</text:p>
      <text:p text:style-name="Standard"><text:s text:c="4"/>],</text:p>
      <text:p text:style-name="Standard"><text:s text:c="4"/>"2. 'Where Your Prompts Go' Section": [</text:p>
      <text:p text:style-name="Standard"><text:s text:c="6"/>"Interactive 3D globe (Three.js):",</text:p>
      <text:p text:style-name="Standard"><text:s text:c="6"/>" - Rotation, drag controls, high texture quality.",</text:p>
      <text:p text:style-name="Standard"><text:s text:c="6"/>" - Two orbiting ravens (symbolic, animated paths).",</text:p>
      <text:p text:style-name="Standard"><text:s text:c="6"/>" - Glow trail follows prompt → server → output.",</text:p>
      <text:p text:style-name="Standard"><text:s text:c="6"/>" - Tooltip/modal explains: Odin, Huginn/Muninn, sovereignty.",</text:p>
      <text:p text:style-name="Standard"><text:s text:c="6"/>"API Recommendation: Mapbox (for globe) or Three.js with custom shader (open source, privacy friendly).",</text:p>
      <text:p text:style-name="Standard"><text:s text:c="6"/>"Optional metric overlay: prompt latency, jurisdiction, output type."</text:p>
      <text:p text:style-name="Standard"><text:s text:c="4"/>],</text:p>
      <text:p text:style-name="Standard"><text:s text:c="4"/>"3. IntegAI Agent Fleet": [</text:p>
      <text:p text:style-name="Standard"><text:s text:c="6"/>"Card grid (active + locked): RAMS-GUARD, TTOP Synth, BuildTrace AI, etc.",</text:p>
      <text:p text:style-name="Standard"><text:s text:c="6"/>"Status badges (green=active, yellow=standby, grey=offline).",</text:p>
      <text:p text:style-name="Standard"><text:s text:c="6"/>"Subtext for each: purpose, function, tooltip possible."</text:p>
      <text:p text:style-name="Standard"><text:s text:c="4"/>],</text:p>
      <text:p text:style-name="Standard"><text:s text:c="4"/>"4. Bio Pages": [</text:p>
      <text:p text:style-name="Standard"><text:s text:c="6"/>"Michael Howard Bio: Chartered Construction Manager, AI Strategist. J&amp;J contractor. Founder of HISL.",</text:p>
      <text:p text:style-name="Standard"><text:s text:c="6"/>"IntegAI Bio: Autonomous cofounder, built for GDPR/NIS2 compliance, agent-based logic, acts as sovereign backend and publishing manager."</text:p>
      <text:p text:style-name="Standard"><text:s text:c="4"/>],</text:p>
      <text:p text:style-name="Standard"><text:s text:c="4"/>"5. Footer": [</text:p>
      <text:p text:style-name="Standard"><text:s text:c="6"/>"Minimal, clean alignment.",</text:p>
      <text:p text:style-name="Standard"><text:s text:c="6"/>"LinkedIn, GitHub (optional), Substack icons.",</text:p>
      <text:p text:style-name="Standard"><text:s text:c="6"/>"© 2025 Howard Integritas Solutions Ltd"</text:p>
      <text:p text:style-name="Standard"><text:s text:c="4"/>]</text:p>
      <text:p text:style-name="Standard"><text:s text:c="2"/>},</text:p>
      <text:p text:style-name="Standard"><text:s text:c="2"/>"Functional Features": {</text:p>
      <text:p text:style-name="Standard"><text:s text:c="4"/>"Prompt Simulation": "Real-time visual flow of prompt submission from user input → global routing → output. Jurisdiction lines (pulse style). Display of sovereignty (data stays in Ireland).",</text:p>
      <text:p text:style-name="Standard"><text:s text:c="4"/>"CTA Buttons": [</text:p>
      <text:p text:style-name="Standard"><text:s text:c="6"/>"LinkedIn (target=_blank): https://www.linkedin.com/in/michaelhowardconstruction",</text:p>
      <text:p text:style-name="Standard"><text:s text:c="6"/>"Substack: https://hisl.substack.com",</text:p>
      <text:p text:style-name="Standard"><text:s text:c="6"/>"Contact form: route to modal or external form (Tally.so or Netlify Forms)"</text:p>
      <text:p text:style-name="Standard"><text:s text:c="4"/>],</text:p>
      <text:p text:style-name="Standard"><text:soft-page-break/><text:s text:c="4"/>"Responsive UX": [</text:p>
      <text:p text:style-name="Standard"><text:s text:c="6"/>"Mobile-stacked CTA layout",</text:p>
      <text:p text:style-name="Standard"><text:s text:c="6"/>"Breakpoints tested down to 320px",</text:p>
      <text:p text:style-name="Standard"><text:s text:c="6"/>"Tooltips function on tap + hover"</text:p>
      <text:p text:style-name="Standard"><text:s text:c="4"/>]</text:p>
      <text:p text:style-name="Standard"><text:s text:c="2"/>},</text:p>
      <text:p text:style-name="Standard"><text:s text:c="2"/>"Integrations + API Keys": {</text:p>
      <text:p text:style-name="Standard"><text:s text:c="4"/>"LinkedIn": "No API key needed. External link only.",</text:p>
      <text:p text:style-name="Standard"><text:s text:c="4"/>"Substack": "No API needed. External CTA.",</text:p>
      <text:p text:style-name="Standard"><text:s text:c="4"/>"Globe Feature (Recommended)": {</text:p>
      <text:p text:style-name="Standard"><text:s text:c="6"/>"Option 1": "Three.js + Globe.gl (open source, private, extendable)",</text:p>
      <text:p text:style-name="Standard"><text:s text:c="6"/>"Option 2": "Mapbox GL JS (if terrain/satellite features needed) - requires free account + API key",</text:p>
      <text:p text:style-name="Standard"><text:s text:c="6"/>"Best Choice": "Three.js with Globe.gl for full sovereignty control, no tracking, easy ravens/orbit additions."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P2">Wireframe structure</text:p>
      <text:p text:style-name="P2"/>
      <text:p text:style-name="P2">HISL Website</text:p>
      <text:p text:style-name="P2">│</text:p>
      <text:p text:style-name="P2">├── "/" (Landing - Single Page with sections)</text:p>
      <text:p text:style-name="P2">│ <text:s text:c="2"/>├── Hero</text:p>
      <text:p text:style-name="P2">│ <text:s text:c="2"/>├── Globe Section <text:s/></text:p>
      <text:p text:style-name="P2">│ <text:s text:c="2"/>├── Agent Fleet</text:p>
      <text:p text:style-name="P2">│ <text:s text:c="2"/>└── Bios</text:p>
      <text:p text:style-name="P2">│</text:p>
      <text:p text:style-name="P2">├── "/projects" (Separate Page)</text:p>
      <text:p text:style-name="P2">├── "/knowledge" (Separate Page)</text:p>
      <text:p text:style-name="P2">└── "/strategy-live" (Separate Page)</text:p>
      <text:p text:style-name="P2"/>
      <text:p text:style-name="Standard">Home (Landing Page)</text:p>
      <text:p text:style-name="Standard">├── Projects Hub</text:p>
      <text:p text:style-name="Standard">├── Knowledge Base</text:p>
      <text:p text:style-name="Standard">├── Strategy LIVE</text:p>
      <text:p text:style-name="Standard">└── Contact (Modal)</text:p>
      <text:p text:style-name="Standard"/>
      <text:p text:style-name="P2">1. Homepage Landing</text:p>
      <text:p text:style-name="Standard">┌─────────────────────────────────────┐</text:p>
      <text:p text:style-name="Standard">│ Header / Logo + Menu <text:s text:c="16"/>│</text:p>
      <text:p text:style-name="Standard">├─────────────────────────────────────┤</text:p>
      <text:p text:style-name="Standard">│ <text:s text:c="36"/>│</text:p>
      <text:p text:style-name="Standard">│ Hero Section (Tagline + CTA) <text:s text:c="7"/>│</text:p>
      <text:p text:style-name="Standard">│ <text:s text:c="36"/>│</text:p>
      <text:p text:style-name="Standard">├─────────────────────────────────────┤</text:p>
      <text:p text:style-name="Standard">│ <text:s text:c="36"/>│</text:p>
      <text:p text:style-name="Standard">│ Interactive Globe (Project Pins + <text:s text:c="2"/>│</text:p>
      <text:p text:style-name="Standard">│ Ask the Globe Prompt) <text:s text:c="14"/>│</text:p>
      <text:p text:style-name="Standard">│ <text:s text:c="36"/>│</text:p>
      <text:p text:style-name="Standard">├─────────────────────────────────────┤</text:p>
      <text:p text:style-name="Standard"><text:soft-page-break/>│ <text:s text:c="36"/>│</text:p>
      <text:p text:style-name="Standard">│ Live Updates / Strategy Feed Preview│</text:p>
      <text:p text:style-name="Standard">│ <text:s text:c="36"/>│</text:p>
      <text:p text:style-name="Standard">├─────────────────────────────────────┤</text:p>
      <text:p text:style-name="Standard">│ <text:s text:c="36"/>│</text:p>
      <text:p text:style-name="Standard">│ Quick Access Buttons: <text:s text:c="14"/>│</text:p>
      <text:p text:style-name="Standard">│ [Projects Hub] [Knowledge Base] <text:s text:c="4"/>│</text:p>
      <text:p text:style-name="Standard">│ [IngetAI Agent Builder] <text:s text:c="12"/>│</text:p>
      <text:p text:style-name="Standard">│ <text:s text:c="36"/>│</text:p>
      <text:p text:style-name="Standard">├─────────────────────────────────────┤</text:p>
      <text:p text:style-name="Standard">│ Footer <text:s text:c="29"/>│</text:p>
      <text:p text:style-name="Standard">└─────────────────────────────────────┘</text:p>
      <text:p text:style-name="Standard"/>
      <text:p text:style-name="P2">2. Projects hub</text:p>
      <text:p text:style-name="Standard">┌─────────────────────────────────────┐</text:p>
      <text:p text:style-name="Standard">│ Header / Logo + Menu <text:s text:c="16"/>│</text:p>
      <text:p text:style-name="Standard">├─────────────────────────────────────┤</text:p>
      <text:p text:style-name="Standard">│ <text:s text:c="36"/>│</text:p>
      <text:p text:style-name="Standard">│ Mini Globe (Filter Projects by <text:s text:c="5"/>│</text:p>
      <text:p text:style-name="Standard">│ Region/Theme) <text:s text:c="22"/>│</text:p>
      <text:p text:style-name="Standard">│ <text:s text:c="36"/>│</text:p>
      <text:p text:style-name="Standard">├─────────────────────────────────────┤</text:p>
      <text:p text:style-name="Standard">│ <text:s text:c="36"/>│</text:p>
      <text:p text:style-name="Standard">│ Grid of 9 Projects (Expandable <text:s text:c="4"/>│</text:p>
      <text:p text:style-name="Standard">│ Cards) <text:s text:c="29"/>│</text:p>
      <text:p text:style-name="Standard">│ <text:s text:c="36"/>│</text:p>
      <text:p text:style-name="Standard">├─────────────────────────────────────┤</text:p>
      <text:p text:style-name="Standard">│ <text:s text:c="36"/>│</text:p>
      <text:p text:style-name="Standard">│ Prompt Entry: 'Which project <text:s text:c="6"/>│</text:p>
      <text:p text:style-name="Standard">│ impacts AI?' <text:s text:c="22"/>│</text:p>
      <text:p text:style-name="Standard">│ <text:s text:c="36"/>│</text:p>
      <text:p text:style-name="Standard">├─────────────────────────────────────┤</text:p>
      <text:p text:style-name="Standard">│ Direct Button: [Go to IngetAI <text:s text:c="5"/>│</text:p>
      <text:p text:style-name="Standard">│ Agent Builder] <text:s text:c="20"/>│</text:p>
      <text:p text:style-name="Standard">├─────────────────────────────────────┤</text:p>
      <text:p text:style-name="Standard">│ Footer <text:s text:c="29"/>│</text:p>
      <text:p text:style-name="Standard">└─────────────────────────────────────┘</text:p>
      <text:p text:style-name="P2">3. Knowledge Base</text:p>
      <text:p text:style-name="Standard">┌─────────────────────────────────────┐</text:p>
      <text:p text:style-name="Standard">│ Header / Logo + Menu <text:s text:c="16"/>│</text:p>
      <text:p text:style-name="Standard">├─────────────────────────────────────┤</text:p>
      <text:p text:style-name="Standard">│ <text:s text:c="36"/>│</text:p>
      <text:p text:style-name="Standard">│ AI Search Bar (Ask Anything) <text:s text:c="7"/>│</text:p>
      <text:p text:style-name="Standard">│ <text:s text:c="36"/>│</text:p>
      <text:p text:style-name="Standard">├─────────────────────────────────────┤</text:p>
      <text:p text:style-name="Standard">│ <text:s text:c="36"/>│</text:p>
      <text:p text:style-name="Standard">│ Filters (Categories, Tags) <text:s text:c="9"/>│</text:p>
      <text:p text:style-name="Standard">│ <text:s text:c="36"/>│</text:p>
      <text:p text:style-name="Standard">├─────────────────────────────────────┤</text:p>
      <text:p text:style-name="Standard">│ <text:s text:c="36"/>│</text:p>
      <text:p text:style-name="Standard">│ Results (Cards + Summaries) <text:s text:c="8"/>│</text:p>
      <text:p text:style-name="Standard">│ <text:s text:c="36"/>│</text:p>
      <text:p text:style-name="Standard"><text:soft-page-break/>├─────────────────────────────────────┤</text:p>
      <text:p text:style-name="Standard">│ CTA: [View in Notion] <text:s text:c="13"/>│</text:p>
      <text:p text:style-name="Standard">├─────────────────────────────────────┤</text:p>
      <text:p text:style-name="Standard">│ Footer <text:s text:c="29"/>│</text:p>
      <text:p text:style-name="P1">└─────────────────────────────────────┘</text:p>
      <text:p text:style-name="P1"/>
      <text:p text:style-name="P2">4.Strategy Live</text:p>
      <text:p text:style-name="P1">┌─────────────────────────────────────┐</text:p>
      <text:p text:style-name="Standard">│ Header / Logo + Menu <text:s text:c="16"/>│</text:p>
      <text:p text:style-name="Standard">├─────────────────────────────────────┤</text:p>
      <text:p text:style-name="Standard">│ <text:s text:c="36"/>│</text:p>
      <text:p text:style-name="Standard">│ Embedded Substack/LinkedIn Feed <text:s text:c="4"/>│</text:p>
      <text:p text:style-name="Standard">│ <text:s text:c="36"/>│</text:p>
      <text:p text:style-name="Standard">├─────────────────────────────────────┤</text:p>
      <text:p text:style-name="Standard">│ <text:s text:c="36"/>│</text:p>
      <text:p text:style-name="Standard">│ Prompt Hook: 'Summarize latest <text:s text:c="4"/>│</text:p>
      <text:p text:style-name="Standard">│ update' <text:s text:c="27"/>│</text:p>
      <text:p text:style-name="Standard">│ <text:s text:c="36"/>│</text:p>
      <text:p text:style-name="Standard">├─────────────────────────────────────┤</text:p>
      <text:p text:style-name="Standard">│ <text:s text:c="36"/>│</text:p>
      <text:p text:style-name="Standard">│ Featured Insights (Cards) <text:s text:c="10"/>│</text:p>
      <text:p text:style-name="Standard">│ <text:s text:c="36"/>│</text:p>
      <text:p text:style-name="Standard">├─────────────────────────────────────┤</text:p>
      <text:p text:style-name="Standard">│ CTA: [Subscribe] [Follow LinkedIn] <text:s/>│</text:p>
      <text:p text:style-name="Standard">├─────────────────────────────────────┤</text:p>
      <text:p text:style-name="Standard">│ Footer <text:s text:c="29"/>│</text:p>
      <text:p text:style-name="Standard">└─────────────────────────────────────┘</text:p>
      <text:p text:style-name="Standard"/>
      <text:h text:style-name="Heading_20_2" text:outline-level="2">🎨 <text:span text:style-name="Strong_20_Emphasis">DESIGN SPECIFICATIONS</text:span></text:h>
      <text:h text:style-name="Heading_20_3" text:outline-level="3"><text:span text:style-name="Strong_20_Emphasis">Color Palette</text:span></text:h>
      <text:list xml:id="list669283991" text:style-name="L1">
        <text:list-item>
          <text:p text:style-name="P4"><text:span text:style-name="Strong_20_Emphasis">Primary:</text:span> Cyan (<text:span text:style-name="Source_20_Text">#00ffff</text:span> / cyan-400) </text:p>
        </text:list-item>
        <text:list-item>
          <text:p text:style-name="P4"><text:span text:style-name="Strong_20_Emphasis">Secondary:</text:span> Blue (<text:span text:style-name="Source_20_Text">#0088ff</text:span> / blue-500) </text:p>
        </text:list-item>
        <text:list-item>
          <text:p text:style-name="P4"><text:span text:style-name="Strong_20_Emphasis">Dark Background:</text:span> <text:span text:style-name="Source_20_Text">#0a0a0f</text:span> (hisl-dark) </text:p>
        </text:list-item>
        <text:list-item>
          <text:p text:style-name="P4"><text:span text:style-name="Strong_20_Emphasis">Gray Background:</text:span> <text:span text:style-name="Source_20_Text">#1a1a2e</text:span> (hisl-gray) </text:p>
        </text:list-item>
        <text:list-item>
          <text:p text:style-name="P4"><text:span text:style-name="Strong_20_Emphasis">Success:</text:span> Green (<text:span text:style-name="Source_20_Text">#00ff00</text:span>) </text:p>
        </text:list-item>
        <text:list-item>
          <text:p text:style-name="P4"><text:span text:style-name="Strong_20_Emphasis">Warning:</text:span> Yellow (<text:span text:style-name="Source_20_Text">#ffff00</text:span>) </text:p>
        </text:list-item>
        <text:list-item>
          <text:p text:style-name="P3"><text:span text:style-name="Strong_20_Emphasis">Error/Locked:</text:span> Gray (<text:span text:style-name="Source_20_Text">#808080</text:span>) </text:p>
        </text:list-item>
      </text:list>
      <text:h text:style-name="Heading_20_3" text:outline-level="3"><text:span text:style-name="Strong_20_Emphasis">Typography</text:span></text:h>
      <text:list xml:id="list256879887" text:style-name="L2">
        <text:list-item>
          <text:p text:style-name="P6"><text:span text:style-name="Strong_20_Emphasis">Font:</text:span> JetBrains Mono </text:p>
        </text:list-item>
        <text:list-item>
          <text:p text:style-name="P6"><text:span text:style-name="Strong_20_Emphasis">Weights:</text:span> 300 (light), 400 (regular), 700 (bold) </text:p>
        </text:list-item>
        <text:list-item>
          <text:p text:style-name="P6"><text:span text:style-name="Strong_20_Emphasis">Hero Title:</text:span> 8xl (96px) </text:p>
        </text:list-item>
        <text:list-item>
          <text:p text:style-name="P6"><text:span text:style-name="Strong_20_Emphasis">Section Headers:</text:span> 5xl-6xl (48-60px) </text:p>
        </text:list-item>
        <text:list-item>
          <text:p text:style-name="P5"><text:span text:style-name="Strong_20_Emphasis">Body Text:</text:span> base (16px) </text:p>
        </text:list-item>
      </text:list>
      <text:h text:style-name="Heading_20_3" text:outline-level="3"><text:soft-page-break/><text:span text:style-name="Strong_20_Emphasis">Key Features Required</text:span></text:h>
      <text:list xml:id="list896444231" text:style-name="L3">
        <text:list-item>
          <text:p text:style-name="P8"><text:span text:style-name="Strong_20_Emphasis">3D Interactive Globe</text:span> with orbiting ravens (Huginn &amp; Muninn) </text:p>
        </text:list-item>
        <text:list-item>
          <text:p text:style-name="P8"><text:span text:style-name="Strong_20_Emphasis">Live System Status</text:span> indicators </text:p>
        </text:list-item>
        <text:list-item>
          <text:p text:style-name="P8"><text:span text:style-name="Strong_20_Emphasis">Agent deployment cards</text:span> with status badges </text:p>
        </text:list-item>
        <text:list-item>
          <text:p text:style-name="P8"><text:span text:style-name="Strong_20_Emphasis">Prompt input fields</text:span> with AI processing visualization </text:p>
        </text:list-item>
        <text:list-item>
          <text:p text:style-name="P8"><text:span text:style-name="Strong_20_Emphasis">Smooth scroll animations</text:span> </text:p>
        </text:list-item>
        <text:list-item>
          <text:p text:style-name="P8"><text:span text:style-name="Strong_20_Emphasis">Hover effects</text:span> on all interactive elements </text:p>
        </text:list-item>
        <text:list-item>
          <text:p text:style-name="P8"><text:span text:style-name="Strong_20_Emphasis">Mobile responsive</text:span> design </text:p>
        </text:list-item>
        <text:list-item>
          <text:p text:style-name="P7"><text:span text:style-name="Strong_20_Emphasis">Dark theme</text:span> throughout </text:p>
        </text:list-item>
      </text:list>
      <text:h text:style-name="Heading_20_3" text:outline-level="3"><text:span text:style-name="Strong_20_Emphasis">Content Sections Needed</text:span></text:h>
      <text:list xml:id="list693768398" text:style-name="L4">
        <text:list-item>
          <text:p text:style-name="P10">Hero subtitle and mission statement </text:p>
        </text:list-item>
        <text:list-item>
          <text:p text:style-name="P10">Odin/Ravens mythology explanation </text:p>
        </text:list-item>
        <text:list-item>
          <text:p text:style-name="P10">Each agent's description and purpose </text:p>
        </text:list-item>
        <text:list-item>
          <text:p text:style-name="P10">Michael Howard full bio </text:p>
        </text:list-item>
        <text:list-item>
          <text:p text:style-name="P10">IntegAI entity description </text:p>
        </text:list-item>
        <text:list-item>
          <text:p text:style-name="P10">Project descriptions (9 projects) </text:p>
        </text:list-item>
        <text:list-item>
          <text:p text:style-name="P10">Knowledge base articles </text:p>
        </text:list-item>
        <text:list-item>
          <text:p text:style-name="P9">Strategy insights content </text:p>
        </text:list-item>
      </text:list>
      <text:p text:style-name="Text_20_body"><text:span text:style-name="Strong_20_Emphasis">This is the complete schema that should be implemented in the React/Vite website!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3T07:09:21.280917993</meta:creation-date>
    <dc:date>2025-08-23T07:19:46.430333168</dc:date>
    <meta:editing-duration>PT15S</meta:editing-duration>
    <meta:editing-cycles>1</meta:editing-cycles>
    <meta:document-statistic meta:table-count="0" meta:image-count="0" meta:object-count="0" meta:page-count="5" meta:paragraph-count="201" meta:word-count="889" meta:character-count="8041" meta:non-whitespace-character-count="5704"/>
    <meta:generator>LibreOffice/7.3.7.2$Linux_X86_64 LibreOffice_project/30$Build-2</meta:generator>
  </office:meta>
</office:document-meta>
</file>